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Títol3" style:master-page-name="MP0" style:family="paragraph">
      <style:paragraph-properties fo:keep-with-next="auto" fo:keep-together="auto" fo:break-before="page" fo:text-align="justify" fo:margin-top="0.1944in" style:page-number="1"/>
    </style:style>
    <style:style style:name="T4" style:parent-style-name="Lletraperdefectedelparàgraf" style:family="text">
      <style:text-properties fo:font-weight="bold" style:font-weight-asian="bold" style:font-weight-complex="bold" fo:color="#000000" fo:font-size="13pt" style:font-size-asian="13pt" style:font-size-complex="13pt" fo:language="es" fo:country="ES"/>
    </style:style>
    <style:style style:name="T5" style:parent-style-name="Lletraperdefectedelparàgraf" style:family="text">
      <style:text-properties fo:language="es" fo:country="ES"/>
    </style:style>
    <style:style style:name="T6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7" style:parent-style-name="Lletraperdefectedelparàgraf" style:family="text">
      <style:text-properties fo:language="es" fo:country="ES"/>
    </style:style>
    <style:style style:name="P8" style:parent-style-name="Normal" style:family="paragraph">
      <style:paragraph-properties fo:margin-left="0.5in" fo:text-indent="-0.5in">
        <style:tab-stops/>
      </style:paragraph-properties>
    </style:style>
    <style:style style:name="T9" style:parent-style-name="Lletraperdefectedelparàgraf" style:family="text">
      <style:text-properties fo:language="es" fo:country="ES"/>
    </style:style>
    <style:style style:name="T10" style:parent-style-name="Lletraperdefectedelparàgraf" style:family="text">
      <style:text-properties fo:language="es" fo:country="ES"/>
    </style:style>
    <style:style style:name="T11" style:parent-style-name="Lletraperdefectedelparàgraf" style:family="text">
      <style:text-properties fo:language="es" fo:country="ES"/>
    </style:style>
    <style:style style:name="T12" style:parent-style-name="Lletraperdefectedelparàgraf" style:family="text">
      <style:text-properties fo:language="es" fo:country="ES"/>
    </style:style>
    <style:style style:name="T13" style:parent-style-name="Lletraperdefectedelparàgraf" style:family="text">
      <style:text-properties fo:language="es" fo:country="ES"/>
    </style:style>
    <style:style style:name="P14" style:parent-style-name="Normal" style:family="paragraph">
      <style:paragraph-properties fo:line-height="100%"/>
    </style:style>
    <style:style style:name="T15" style:parent-style-name="Lletraperdefectedelparàgraf" style:family="text">
      <style:text-properties fo:language="es" fo:country="ES"/>
    </style:style>
    <style:style style:name="T16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17" style:parent-style-name="Lletraperdefectedelparàgraf" style:family="text">
      <style:text-properties fo:language="es" fo:country="ES"/>
    </style:style>
    <style:style style:name="T18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19" style:parent-style-name="Lletraperdefectedelparàgraf" style:family="text">
      <style:text-properties fo:font-style="italic" style:font-style-asian="italic" fo:background-color="#B7B7B7"/>
    </style:style>
    <style:style style:name="T20" style:parent-style-name="Lletraperdefectedelparàgraf" style:family="text">
      <style:text-properties fo:font-style="italic" style:font-style-asian="italic" style:font-style-complex="italic"/>
    </style:style>
    <style:style style:name="T21" style:parent-style-name="Lletraperdefectedelparàgraf" style:family="text">
      <style:text-properties fo:font-style="italic" style:font-style-asian="italic" style:font-style-complex="italic" fo:background-color="#A9A9A9"/>
    </style:style>
    <style:style style:name="T22" style:parent-style-name="Lletraperdefectedelparàgraf" style:family="text">
      <style:text-properties fo:font-style="italic" style:font-style-asian="italic" style:font-style-complex="italic"/>
    </style:style>
    <style:style style:name="T23" style:parent-style-name="Lletraperdefectedelparàgraf" style:family="text">
      <style:text-properties fo:language="es" fo:country="ES"/>
    </style:style>
    <style:style style:name="T24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25" style:parent-style-name="Lletraperdefectedelparàgraf" style:family="text">
      <style:text-properties fo:language="es" fo:country="ES"/>
    </style:style>
    <style:style style:name="T26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27" style:parent-style-name="Lletraperdefectedelparàgraf" style:family="text">
      <style:text-properties fo:language="es" fo:country="ES"/>
    </style:style>
    <style:style style:name="T28" style:parent-style-name="Lletraperdefectedelparàgraf" style:family="text">
      <style:text-properties fo:language="es" fo:country="ES"/>
    </style:style>
    <style:style style:name="T29" style:parent-style-name="Lletraperdefectedelparàgraf" style:family="text">
      <style:text-properties style:font-name="MS Gothic" style:font-name-asian="MS Gothic" fo:language="es" fo:country="ES"/>
    </style:style>
    <style:style style:name="T30" style:parent-style-name="Lletraperdefectedelparàgraf" style:family="text">
      <style:text-properties fo:language="es" fo:country="ES"/>
    </style:style>
    <style:style style:name="T31" style:parent-style-name="Lletraperdefectedelparàgraf" style:family="text">
      <style:text-properties fo:language="es" fo:country="ES"/>
    </style:style>
    <style:style style:name="T32" style:parent-style-name="Lletraperdefectedelparàgraf" style:family="text">
      <style:text-properties fo:language="es" fo:country="ES"/>
    </style:style>
    <style:style style:name="P33" style:parent-style-name="Paràgrafdellista" style:family="paragraph">
      <style:text-properties fo:language="es" fo:country="ES"/>
    </style:style>
    <style:style style:name="T34" style:parent-style-name="Lletraperdefectedelparàgraf" style:family="text">
      <style:text-properties style:font-name="MS Gothic" style:font-name-asian="MS Gothic" fo:language="es" fo:country="ES"/>
    </style:style>
    <style:style style:name="T35" style:parent-style-name="Lletraperdefectedelparàgraf" style:family="text">
      <style:text-properties fo:language="es" fo:country="ES"/>
    </style:style>
    <style:style style:name="T36" style:parent-style-name="Lletraperdefectedelparàgraf" style:family="text">
      <style:text-properties fo:language="es" fo:country="ES"/>
    </style:style>
    <style:style style:name="P37" style:parent-style-name="Normal" style:family="paragraph">
      <style:paragraph-properties fo:margin-left="0.5in">
        <style:tab-stops/>
      </style:paragraph-properties>
    </style:style>
    <style:style style:name="P38" style:parent-style-name="Normal" style:family="paragraph">
      <style:paragraph-properties fo:margin-left="0.5in">
        <style:tab-stops/>
      </style:paragraph-properties>
    </style:style>
    <style:style style:name="T39" style:parent-style-name="Lletraperdefectedelparàgraf" style:family="text">
      <style:text-properties style:font-name="MS Gothic" style:font-name-asian="MS Gothic" fo:language="es" fo:country="ES"/>
    </style:style>
    <style:style style:name="T40" style:parent-style-name="Lletraperdefectedelparàgraf" style:family="text">
      <style:text-properties fo:language="es" fo:country="ES"/>
    </style:style>
    <style:style style:name="T41" style:parent-style-name="Lletraperdefectedelparàgraf" style:family="text">
      <style:text-properties fo:language="es" fo:country="ES"/>
    </style:style>
    <style:style style:name="T42" style:parent-style-name="Lletraperdefectedelparàgraf" style:family="text">
      <style:text-properties fo:font-style="italic" style:font-style-asian="italic" style:font-style-complex="italic" fo:language="es" fo:country="ES"/>
    </style:style>
    <style:style style:name="T43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44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45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46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47" style:parent-style-name="Lletraperdefectedelparàgraf" style:family="text">
      <style:text-properties fo:language="es" fo:country="ES"/>
    </style:style>
    <style:style style:name="P48" style:parent-style-name="Normal" style:family="paragraph"/>
    <style:style style:name="T49" style:parent-style-name="Lletraperdefectedelparàgraf" style:family="text">
      <style:text-properties fo:language="es" fo:country="ES"/>
    </style:style>
    <style:style style:name="P50" style:parent-style-name="Normal" style:family="paragraph"/>
    <style:style style:name="T51" style:parent-style-name="Lletraperdefectedelparàgraf" style:family="text">
      <style:text-properties fo:language="es" fo:country="ES"/>
    </style:style>
    <style:style style:name="T52" style:parent-style-name="Lletraperdefectedelparàgraf" style:family="text">
      <style:text-properties fo:language="es" fo:country="ES"/>
    </style:style>
    <style:style style:name="T53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54" style:parent-style-name="Lletraperdefectedelparàgraf" style:family="text">
      <style:text-properties fo:language="es" fo:country="ES"/>
    </style:style>
    <style:style style:name="T55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56" style:parent-style-name="Lletraperdefectedelparàgraf" style:family="text">
      <style:text-properties fo:language="es" fo:country="ES"/>
    </style:style>
    <style:style style:name="T57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58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59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60" style:parent-style-name="Lletraperdefectedelparàgraf" style:family="text">
      <style:text-properties fo:language="es" fo:country="ES"/>
    </style:style>
    <style:style style:name="T61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62" style:parent-style-name="Lletraperdefectedelparàgraf" style:family="text">
      <style:text-properties fo:language="es" fo:country="ES"/>
    </style:style>
    <style:style style:name="TableColumn64" style:family="table-column">
      <style:table-column-properties style:column-width="3.134in" style:use-optimal-column-width="false"/>
    </style:style>
    <style:style style:name="TableColumn65" style:family="table-column">
      <style:table-column-properties style:column-width="3.134in" style:use-optimal-column-width="false"/>
    </style:style>
    <style:style style:name="Table63" style:family="table">
      <style:table-properties style:width="6.268in" fo:margin-left="0.0013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" style:parent-style-name="Normal" style:family="paragraph">
      <style:paragraph-properties fo:widows="0" fo:orphans="0" fo:line-height="100%"/>
      <style:text-properties fo:language="it" fo:country="IT"/>
    </style:style>
    <style:style style:name="P69" style:parent-style-name="Normal" style:family="paragraph">
      <style:paragraph-properties fo:widows="0" fo:orphans="0" fo:line-height="100%"/>
      <style:text-properties fo:language="it" fo:country="IT"/>
    </style:style>
    <style:style style:name="P70" style:parent-style-name="Normal" style:family="paragraph">
      <style:paragraph-properties fo:widows="0" fo:orphans="0" fo:line-height="100%"/>
      <style:text-properties fo:language="it" fo:country="IT"/>
    </style:style>
    <style:style style:name="TableCell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" style:parent-style-name="Normal" style:family="paragraph">
      <style:paragraph-properties fo:widows="0" fo:orphans="0" fo:line-height="100%"/>
    </style:style>
    <style:style style:name="T73" style:parent-style-name="Lletraperdefectedelparàgraf" style:family="text">
      <style:text-properties fo:language="es" fo:country="ES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" style:parent-style-name="Normal" style:family="paragraph">
      <style:paragraph-properties fo:widows="0" fo:orphans="0" fo:line-height="100%"/>
    </style:style>
    <style:style style:name="P77" style:parent-style-name="Normal" style:family="paragraph">
      <style:paragraph-properties fo:widows="0" fo:orphans="0" fo:line-height="100%"/>
    </style:style>
    <style:style style:name="P78" style:parent-style-name="Normal" style:family="paragraph">
      <style:paragraph-properties fo:widows="0" fo:orphans="0" fo:line-height="100%"/>
    </style:style>
    <style:style style:name="P79" style:parent-style-name="Normal" style:family="paragraph">
      <style:paragraph-properties fo:widows="0" fo:orphans="0" fo:line-height="100%"/>
    </style:style>
    <style:style style:name="P80" style:parent-style-name="Normal" style:family="paragraph">
      <style:paragraph-properties fo:widows="0" fo:orphans="0" fo:line-height="100%"/>
    </style:style>
    <style:style style:name="P81" style:parent-style-name="Normal" style:family="paragraph">
      <style:paragraph-properties fo:widows="0" fo:orphans="0" fo:line-height="100%"/>
    </style:style>
    <style:style style:name="TableCell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" style:parent-style-name="Normal" style:family="paragraph">
      <style:paragraph-properties fo:widows="0" fo:orphans="0" fo:line-height="100%"/>
    </style:style>
    <style:style style:name="P84" style:parent-style-name="Normal" style:family="paragraph">
      <style:text-properties fo:font-weight="bold" style:font-weight-asian="bold" style:font-weight-complex="bold" fo:font-size="13pt" style:font-size-asian="13pt" style:font-size-complex="13pt" fo:language="es" fo:country="ES"/>
    </style:style>
    <style:style style:name="P85" style:parent-style-name="Normal" style:family="paragraph">
      <style:text-properties fo:language="fr" fo:country="FR"/>
    </style:style>
    <style:style style:name="P86" style:parent-style-name="Normal" style:family="paragraph">
      <style:text-properties fo:language="fr" fo:country="FR"/>
    </style:style>
    <style:style style:name="P87" style:parent-style-name="Normal" style:family="paragraph">
      <style:text-properties style:text-underline-type="single" style:text-underline-style="solid" style:text-underline-width="auto" style:text-underline-mode="continuous" fo:language="fr" fo:country="FR"/>
    </style:style>
  </office:automatic-styles>
  <office:body>
    <office:text text:use-soft-page-breaks="true">
      <text:h text:style-name="P1" text:outline-level="3"><text:bookmark-start text:name="_98mavzmy0yf"/><text:bookmark-end text:name="_98mavzmy0yf"/><text:span text:style-name="T4">Model de consentiment explícit</text:span></text:h>
      <text:p text:style-name="Normal"><text:span text:style-name="T5">[Aquest consentiment s’ha d'adaptar segons la recerca,<text:s/></text:span><text:span text:style-name="T6">[Omplir segons necessitat]</text:span><text:span text:style-name="T7">].</text:span></text:p>
      <text:p text:style-name="P8"/>
      <text:p text:style-name="Normal"><text:span text:style-name="T9">Es garanteix que les dades s’emmagatzemaran xifrades i només<text:s/></text:span><text:span text:style-name="T10">hi<text:s/></text:span><text:span text:style-name="T11">tindrà</text:span><text:span text:style-name="T12">n</text:span><text:span text:style-name="T13"><text:s/>accés els investigadors autoritzats.</text:span></text:p>
      <text:p text:style-name="Normal"/>
      <text:p text:style-name="P14"><text:span text:style-name="T15">Jo<text:s/></text:span><text:span text:style-name="T16">[nom del/la participant]</text:span><text:span text:style-name="T17"><text:s/>amb DNI/NIE nº<text:s/></text:span><text:span text:style-name="T18">[número del document</text:span><text:span text:style-name="T19">]</text:span><text:s/>i correu electrònic<text:s/><text:span text:style-name="T20">[</text:span><text:span text:style-name="T21">email</text:span><text:span text:style-name="T22">]</text:span>,</text:p>
      <text:p text:style-name="Normal"/>
      <text:p text:style-name="Normal"><text:span text:style-name="T23">en relació amb la recerca<text:s/></text:span><text:span text:style-name="T24">[nom complet de la recerca]</text:span><text:span text:style-name="T25"><text:s/>dirigit per<text:s/></text:span><text:span text:style-name="T26">[nom del/la investigador/a principal]</text:span><text:span text:style-name="T27">,</text:span></text:p>
      <text:p text:style-name="Normal"/>
      <text:p text:style-name="Normal"><text:span text:style-name="T28">havent llegit i signat prèviament el consentiment informat, autoritzo expressament i de manera específica:</text:span></text:p>
      <text:p text:style-name="Normal"/>
      <text:p text:style-name="Paràgrafdellista"><text:span text:style-name="T29">☐</text:span><text:span text:style-name="T30"><text:s/></text:span><text:span text:style-name="T31">L’ús de la meva imatge/veu per l’anàlisi qualitativa de dades, presentacions acadèmiques</text:span><text:span text:style-name="T32">.</text:span></text:p>
      <text:p text:style-name="P33"/>
      <text:p text:style-name="Paràgrafdellista"><text:span text:style-name="T34">☐</text:span><text:span text:style-name="T35"><text:s/>L’ús de la meva imatge/veu per la difusió en les xarxes socials o web</text:span><text:span text:style-name="T36">.</text:span></text:p>
      <text:p text:style-name="P37"/>
      <text:p text:style-name="P38"><text:span text:style-name="T39">☐</text:span><text:span text:style-name="T40"><text:s/></text:span><text:span text:style-name="T41">L’ús de les meves dades sensibles</text:span><text:span text:style-name="T42"><text:s/></text:span><text:span text:style-name="T43">[Explicar<text:s/></text:span><text:span text:style-name="T44">quines dades es recolliran,</text:span><text:span text:style-name="T45"><text:s/>per exemple orientació sexual o religió, i concretar amb quina finalitat s’usaran.</text:span><text:span text:style-name="T46">]</text:span></text:p>
      <text:p text:style-name="Normal"/>
      <text:p text:style-name="Normal"><text:span text:style-name="T47">Manifesto que:</text:span></text:p>
      <text:list text:style-name="LFO3" text:continue-numbering="true">
        <text:list-item>
          <text:p text:style-name="P48"><text:span text:style-name="T49">He rebut tota la informació detallada sobre l’ús de les gravacions i dades sensibles.</text:span></text:p>
        </text:list-item>
        <text:list-item>
          <text:p text:style-name="P50"><text:span text:style-name="T51">Entenc que aquest consentiment no substitueix al consentiment informat.</text:span></text:p>
        </text:list-item>
      </text:list>
      <text:p text:style-name="Normal"/>
      <text:p text:style-name="Normal"><text:span text:style-name="T52">A<text:s/></text:span><text:span text:style-name="T53">[localitat]</text:span><text:span text:style-name="T54"><text:s/>a<text:s/></text:span><text:span text:style-name="T55">[dia]</text:span><text:span text:style-name="T56"><text:s/>de<text:s/></text:span><text:span text:style-name="T57">[m</text:span><text:span text:style-name="T58">e</text:span><text:span text:style-name="T59">s]</text:span><text:span text:style-name="T60"><text:s/>del<text:s/></text:span><text:span text:style-name="T61">[any]</text:span><text:span text:style-name="T62">.</text:span></text:p>
      <text:p text:style-name="Normal"/>
      <text:p text:style-name="Normal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Nom i cognoms del/la participant:</text:p>
            <text:p text:style-name="P69"/>
            <text:p text:style-name="P70"/>
          </table:table-cell>
          <table:table-cell table:style-name="TableCell71">
            <text:p text:style-name="P72"><text:span text:style-name="T73">Nom i cognoms del/la investigador/a:</text:span></text:p>
          </table:table-cell>
        </table:table-row>
        <table:table-row table:style-name="TableRow74">
          <table:table-cell table:style-name="TableCell75">
            <text:p text:style-name="P76">Signatura</text:p>
            <text:p text:style-name="P77"/>
            <text:p text:style-name="P78"/>
            <text:p text:style-name="P79"/>
            <text:p text:style-name="P80"/>
            <text:p text:style-name="P81"/>
          </table:table-cell>
          <table:table-cell table:style-name="TableCell82">
            <text:p text:style-name="P83">Signatura</text:p>
          </table:table-cell>
        </table:table-row>
      </table:table>
      <text:p text:style-name="Normal"/>
      <text:p text:style-name="P84">Informació addicional important:</text:p>
      <text:p text:style-name="P85">Aquest document és independent al consentiment informat.</text:p>
      <text:p text:style-name="P86">Per a menors d’edat o persones dependents, cal la signatura del tutor legal + assentiment verbal (en cas de poder-lo sol·licitar).</text:p>
      <text:p text:style-name="Normal">Aquest document ha d’acompanyar sempre al full informatiu.</text:p>
      <text:p text:style-name="P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15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style:language-asian="ja" style:country-asian="JP" style:language-complex="ar" style:country-complex="SA" style:text-combine="none" fo:hyphenate="true"/>
    </style:default-style>
    <style:style style:name="Títol1" style:display-name="Títol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ol2" style:display-name="Títol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ol3" style:display-name="Títol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ol4" style:display-name="Títol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ol5" style:display-name="Títol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ol6" style:display-name="Títol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Lletraperdefectedelparàgraf" style:display-name="Lletra per defecte del paràgraf" style:family="text"/>
    <style:style style:name="Títol" style:display-name="Títol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ol" style:display-name="Subtítol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Paràgrafdellista" style:display-name="Paràgraf de l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Capçalera" style:display-name="Capçalera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pçaleraCar" style:display-name="Capçalera Car" style:family="text" style:parent-style-name="Lletraperdefectedelparàgraf"/>
    <style:style style:name="Peu" style:display-name="Peu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euCar" style:display-name="Peu Car" style:family="text" style:parent-style-name="Lletraperdefectedelparàgraf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83in"/>
      </style:header-style>
      <style:footer-style>
        <style:header-footer-properties style:dynamic-spacing="true" fo:min-height="-0.5in"/>
      </style:footer-style>
    </style:page-layout>
    <style:style style:name="P2" style:parent-style-name="Peu" style:family="paragraph">
      <style:text-properties fo:language="es" fo:country="ES"/>
    </style:style>
    <style:style style:name="P3" style:parent-style-name="Peu" style:family="paragraph">
      <style:text-properties fo:language="es" fo:country="ES"/>
    </style:style>
  </office:automatic-styles>
  <office:master-styles>
    <style:master-page style:name="MP0" style:page-layout-name="PL0">
      <style:header>
        <text:p text:style-name="Capçalera"/>
      </style:header>
      <style:footer>
        <text:p text:style-name="P2"/>
        <text:p text:style-name="P3">Document<text:s/>inspirat<text:s/>en el ‘Modelo de consentimiento expreso’ de la Universidad Politécnica de Madrid.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Mireia Isabel Ribera Turro</meta:initial-creator>
    <dc:creator>JUDIT BUJ SOLER</dc:creator>
    <meta:creation-date>2025-05-13T12:58:00Z</meta:creation-date>
    <dc:date>2025-05-13T12:58:00Z</dc:date>
    <meta:print-date>2025-05-13T12:57:00Z</meta:print-date>
    <meta:template xlink:href="Normal.dotm" xlink:type="simple"/>
    <meta:editing-cycles>2</meta:editing-cycles>
    <meta:editing-duration>PT60S</meta:editing-duration>
    <meta:document-statistic meta:page-count="1" meta:paragraph-count="2" meta:word-count="218" meta:character-count="1465" meta:row-count="10" meta:non-whitespace-character-count="1249"/>
  </office:meta>
</office:document-meta>
</file>